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urier 10 Pitch"/>
    </style:style>
    <style:style style:name="P3" style:family="paragraph" style:parent-style-name="Standard">
      <style:paragraph-properties fo:text-align="center" style:justify-single-word="false"/>
      <style:text-properties style:font-name="Courier 10 Pitch"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style>
    <style:style style:name="P5" style:family="paragraph" style:parent-style-name="Text_20_body">
      <style:text-properties style:font-name="Courier 10 Pitch"/>
    </style:style>
    <style:style style:name="P6" style:family="paragraph" style:parent-style-name="Text_20_body">
      <style:text-properties style:font-name="Courier 10 Pitch" officeooo:rsid="00163cc4" officeooo:paragraph-rsid="00163cc4"/>
    </style:style>
    <style:style style:name="P7" style:family="paragraph" style:parent-style-name="Text_20_body">
      <style:text-properties style:font-name="Courier 10 Pitch" officeooo:rsid="00163cc4" officeooo:paragraph-rsid="001c1ad4"/>
    </style:style>
    <style:style style:name="P8" style:family="paragraph" style:parent-style-name="Text_20_body">
      <style:text-properties style:font-name="Courier 10 Pitch" officeooo:rsid="001ba18c" officeooo:paragraph-rsid="001ba18c"/>
    </style:style>
    <style:style style:name="P9" style:family="paragraph" style:parent-style-name="Text_20_body">
      <style:text-properties style:font-name="Courier 10 Pitch" officeooo:rsid="001ed617" officeooo:paragraph-rsid="001ed617"/>
    </style:style>
    <style:style style:name="P10" style:family="paragraph" style:parent-style-name="Text_20_body">
      <style:text-properties style:font-name="Courier 10 Pitch" officeooo:paragraph-rsid="00259153"/>
    </style:style>
    <style:style style:name="P11" style:family="paragraph" style:parent-style-name="Text_20_body">
      <style:paragraph-properties fo:text-align="center" style:justify-single-word="false"/>
      <style:text-properties style:font-name="Courier 10 Pitch" officeooo:paragraph-rsid="00259153"/>
    </style:style>
    <style:style style:name="P12" style:family="paragraph" style:parent-style-name="Text_20_body">
      <style:text-properties style:font-name="Courier 10 Pitch" officeooo:rsid="00259153" officeooo:paragraph-rsid="00259153"/>
    </style:style>
    <style:style style:name="P13" style:family="paragraph" style:parent-style-name="Text_20_body">
      <style:text-properties style:font-name="Courier 10 Pitch" officeooo:rsid="001c1ad4" officeooo:paragraph-rsid="001c1ad4"/>
    </style:style>
    <style:style style:name="P14" style:family="paragraph" style:parent-style-name="Text_20_body">
      <style:paragraph-properties fo:text-align="start" style:justify-single-word="false"/>
      <style:text-properties style:font-name="Courier 10 Pitch" officeooo:paragraph-rsid="00336208" fo:background-color="#ffff00"/>
    </style:style>
    <style:style style:name="P15" style:family="paragraph" style:parent-style-name="Text_20_body">
      <style:text-properties style:font-name="Courier 10 Pitch" style:text-underline-style="solid" style:text-underline-width="auto" style:text-underline-color="font-color"/>
    </style:style>
    <style:style style:name="P16" style:family="paragraph" style:parent-style-name="Text_20_body">
      <style:text-properties officeooo:rsid="00269a2e" officeooo:paragraph-rsid="00269a2e" fo:background-color="#ffff00"/>
    </style:style>
    <style:style style:name="P17" style:family="paragraph" style:parent-style-name="Text_20_body">
      <style:text-properties fo:color="#ffffff" style:font-name="Courier 10 Pitch" officeooo:rsid="001c1ad4" officeooo:paragraph-rsid="001c1ad4" fo:background-color="#800080"/>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ext_20_body">
      <style:text-properties style:font-name="Courier 10 Pitch"/>
    </style:style>
    <style:style style:name="P21" style:family="paragraph" style:parent-style-name="Text_20_body">
      <style:text-properties style:font-name="Courier 10 Pitch" officeooo:rsid="00259153" officeooo:paragraph-rsid="003ab74c"/>
    </style:style>
    <style:style style:name="P22" style:family="paragraph" style:parent-style-name="Text_20_body">
      <style:text-properties style:font-name="Courier 10 Pitch" officeooo:rsid="00259153" officeooo:paragraph-rsid="003d268b"/>
    </style:style>
    <style:style style:name="P23" style:family="paragraph" style:parent-style-name="Text_20_body">
      <style:paragraph-properties fo:text-align="center" style:justify-single-word="false"/>
      <style:text-properties style:font-name="Courier 10 Pitch" officeooo:paragraph-rsid="00259153"/>
    </style:style>
    <style:style style:name="P24" style:family="paragraph" style:parent-style-name="Text_20_body">
      <style:paragraph-properties fo:text-align="justify" style:justify-single-word="false"/>
      <style:text-properties style:font-name="Courier 10 Pitch" style:text-underline-style="none" officeooo:rsid="00259153" officeooo:paragraph-rsid="004c1cc8"/>
    </style:style>
    <style:style style:name="P25" style:family="paragraph" style:parent-style-name="Text_20_body">
      <style:text-properties style:font-name="Courier 10 Pitch" officeooo:paragraph-rsid="00259153"/>
    </style:style>
    <style:style style:name="P26" style:family="paragraph" style:parent-style-name="Text_20_body">
      <style:paragraph-properties fo:text-align="justify" style:justify-single-word="false"/>
      <style:text-properties style:font-name="Courier 10 Pitch" officeooo:paragraph-rsid="0045271c" fo:background-color="transparent"/>
    </style:style>
    <style:style style:name="P27" style:family="paragraph" style:parent-style-name="Text_20_body">
      <style:paragraph-properties fo:text-align="justify" style:justify-single-word="false"/>
      <style:text-properties style:font-name="Courier 10 Pitch"/>
    </style:style>
    <style:style style:name="P28" style:family="paragraph" style:parent-style-name="Text_20_body">
      <style:paragraph-properties fo:text-align="justify" style:justify-single-word="false"/>
      <style:text-properties style:font-name="Courier 10 Pitch" officeooo:paragraph-rsid="00421d54"/>
    </style:style>
    <style:style style:name="P29" style:family="paragraph" style:parent-style-name="Text_20_body">
      <style:paragraph-properties fo:text-align="justify" style:justify-single-word="false"/>
      <style:text-properties style:font-name="Courier 10 Pitch" officeooo:paragraph-rsid="00269a2e"/>
    </style:style>
    <style:style style:name="P30" style:family="paragraph" style:parent-style-name="Text_20_body">
      <style:paragraph-properties fo:text-align="justify" style:justify-single-word="false"/>
      <style:text-properties style:font-name="Courier 10 Pitch" officeooo:paragraph-rsid="0045271c"/>
    </style:style>
    <style:style style:name="P31" style:family="paragraph" style:parent-style-name="Text_20_body">
      <style:paragraph-properties fo:text-align="justify" style:justify-single-word="false"/>
      <style:text-properties style:font-name="Courier 10 Pitch" officeooo:paragraph-rsid="00259153"/>
    </style:style>
    <style:style style:name="P32" style:family="paragraph" style:parent-style-name="Text_20_body">
      <style:paragraph-properties fo:text-align="justify" style:justify-single-word="false"/>
      <style:text-properties style:font-name="Courier 10 Pitch" officeooo:rsid="00230c1d" officeooo:paragraph-rsid="00269a2e"/>
    </style:style>
    <style:style style:name="P33"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3f3e03"/>
    </style:style>
    <style:style style:name="P34"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4688ed"/>
    </style:style>
    <style:style style:name="P35" style:family="paragraph" style:parent-style-name="Text_20_body">
      <style:text-properties style:font-name="Courier 10 Pitch" officeooo:paragraph-rsid="00498a1e"/>
    </style:style>
    <style:style style:name="P36" style:family="paragraph" style:parent-style-name="Text_20_body">
      <style:text-properties officeooo:paragraph-rsid="0045271c"/>
    </style:style>
    <style:style style:name="P37" style:family="paragraph" style:parent-style-name="Text_20_body">
      <style:paragraph-properties fo:text-align="justify" style:justify-single-word="false"/>
      <style:text-properties officeooo:paragraph-rsid="0045271c"/>
    </style:style>
    <style:style style:name="P38" style:family="paragraph" style:parent-style-name="Text_20_body">
      <style:paragraph-properties fo:text-align="center" style:justify-single-word="false"/>
      <style:text-properties fo:color="#ffffff" style:font-name="Courier 10 Pitch" officeooo:paragraph-rsid="00259153" fo:background-color="#800080"/>
    </style:style>
    <style:style style:name="P39" style:family="paragraph" style:parent-style-name="Heading_20_1">
      <style:text-properties officeooo:paragraph-rsid="0045271c"/>
    </style:style>
    <style:style style:name="T1" style:family="text">
      <style:text-properties officeooo:rsid="001e064b"/>
    </style:style>
    <style:style style:name="T2" style:family="text">
      <style:text-properties officeooo:rsid="00230c1d"/>
    </style:style>
    <style:style style:name="T3" style:family="text">
      <style:text-properties officeooo:rsid="00259153"/>
    </style:style>
    <style:style style:name="T4" style:family="text">
      <style:text-properties officeooo:rsid="0036860c" fo:background-color="#ffff00"/>
    </style:style>
    <style:style style:name="T5" style:family="text">
      <style:text-properties officeooo:rsid="0047cc55" fo:background-color="#ffff00"/>
    </style:style>
    <style:style style:name="T6" style:family="text">
      <style:text-properties officeooo:rsid="00269a2e"/>
    </style:style>
    <style:style style:name="T7" style:family="text">
      <style:text-properties officeooo:rsid="0027b6a9"/>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4688ed"/>
    </style:style>
    <style:style style:name="T11" style:family="text">
      <style:text-properties style:text-underline-style="none" officeooo:rsid="00498a1e"/>
    </style:style>
    <style:style style:name="T12" style:family="text">
      <style:text-properties officeooo:rsid="00306a81"/>
    </style:style>
    <style:style style:name="T13" style:family="text">
      <style:text-properties officeooo:rsid="0034cdd8"/>
    </style:style>
    <style:style style:name="T14" style:family="text">
      <style:text-properties officeooo:rsid="003ab74c"/>
    </style:style>
    <style:style style:name="T15" style:family="text">
      <style:text-properties officeooo:rsid="003ba190"/>
    </style:style>
    <style:style style:name="T16" style:family="text">
      <style:text-properties officeooo:rsid="003d268b"/>
    </style:style>
    <style:style style:name="T17" style:family="text">
      <style:text-properties officeooo:rsid="003dfa4f"/>
    </style:style>
    <style:style style:name="T18" style:family="text">
      <style:text-properties officeooo:rsid="003f3e03"/>
    </style:style>
    <style:style style:name="T19" style:family="text">
      <style:text-properties officeooo:rsid="00400af0"/>
    </style:style>
    <style:style style:name="T20" style:family="text">
      <style:text-properties officeooo:rsid="0040cc6e"/>
    </style:style>
    <style:style style:name="T21" style:family="text">
      <style:text-properties officeooo:rsid="00368934"/>
    </style:style>
    <style:style style:name="T22" style:family="text">
      <style:text-properties officeooo:rsid="0041fa75"/>
    </style:style>
    <style:style style:name="T23" style:family="text">
      <style:text-properties officeooo:rsid="00421d54"/>
    </style:style>
    <style:style style:name="T24" style:family="text">
      <style:text-properties officeooo:rsid="00434d4a"/>
    </style:style>
    <style:style style:name="T25" style:family="text">
      <style:text-properties style:font-name="Courier 10 Pitch"/>
    </style:style>
    <style:style style:name="T26" style:family="text">
      <style:text-properties style:font-name="Courier 10 Pitch" officeooo:rsid="0040cc6e"/>
    </style:style>
    <style:style style:name="T27" style:family="text">
      <style:text-properties style:font-name="Courier 10 Pitch" fo:font-size="12pt" fo:font-weight="normal" officeooo:rsid="0040cc6e" style:font-size-asian="12pt" style:font-weight-asian="normal" style:font-size-complex="12pt" style:font-weight-complex="normal"/>
    </style:style>
    <style:style style:name="T28" style:family="text">
      <style:text-properties style:font-name="Courier 10 Pitch" fo:font-size="12pt" fo:font-weight="normal" officeooo:rsid="0024a213" style:font-size-asian="12pt" style:font-weight-asian="normal" style:font-size-complex="12pt" style:font-weight-complex="normal"/>
    </style:style>
    <style:style style:name="T29" style:family="text">
      <style:text-properties style:font-name="Courier 10 Pitch" fo:font-size="12pt" fo:font-weight="normal" officeooo:rsid="0029d7c7" style:font-size-asian="12pt" style:font-weight-asian="normal" style:font-size-complex="12pt" style:font-weight-complex="normal"/>
    </style:style>
    <style:style style:name="T30" style:family="text">
      <style:text-properties style:font-name="Courier 10 Pitch" style:text-underline-style="solid" style:text-underline-width="auto" style:text-underline-color="font-color"/>
    </style:style>
    <style:style style:name="T31" style:family="text">
      <style:text-properties officeooo:rsid="00368934" fo:background-color="transparent"/>
    </style:style>
    <style:style style:name="T32" style:family="text">
      <style:text-properties officeooo:rsid="00375c1f" fo:background-color="transparent"/>
    </style:style>
    <style:style style:name="T33" style:family="text">
      <style:text-properties officeooo:rsid="00368f3e" fo:background-color="transparent"/>
    </style:style>
    <style:style style:name="T34" style:family="text">
      <style:text-properties officeooo:rsid="0045271c"/>
    </style:style>
    <style:style style:name="T35" style:family="text">
      <style:text-properties officeooo:rsid="004688ed"/>
    </style:style>
    <style:style style:name="T36" style:family="text">
      <style:text-properties officeooo:rsid="00498a1e"/>
    </style:style>
    <style:style style:name="T37" style:family="text">
      <style:text-properties officeooo:rsid="004b09aa"/>
    </style:style>
    <style:style style:name="T38" style:family="text">
      <style:text-properties officeooo:rsid="004c1cc8"/>
    </style:style>
    <style:style style:name="T39" style:family="text">
      <style:text-properties officeooo:rsid="004cd12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éseaux &amp; Protocoles S5I 2013<text:line-break/></text:p>
      <text:p text:style-name="P2">Professeurs: Pascal MERINDOL</text:p>
      <text:p text:style-name="P2"><text:tab/><text:tab/> <text:s text:c="3"/>François CLAD</text:p>
      <text:p text:style-name="P2"/>
      <text:p text:style-name="P2">Groupe de projet:</text:p>
      <text:p text:style-name="P2"><text:tab/>Thomas ERSFELD</text:p>
      <text:p text:style-name="P2"><text:tab/>Valéry MOROZOV</text:p>
      <text:p text:style-name="P2"><text:tab/>Timothée MAZZUCOTELLI<text:line-break/></text:p>
      <text:p text:style-name="P2"/>
      <text:p text:style-name="P2"/>
      <text:p text:style-name="P3">RAPPORT: Analyseur Réseau</text:p>
      <text:p text:style-name="P3"/>
      <text:p text:style-name="P4"/>
      <text:table-of-content text:style-name="Sect1" text:protected="true" text:name="Table of Contents1">
        <text:table-of-content-source text:outline-level="10">
          <text:index-title-template text:style-name="Contents_20_Heading">Sommair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 :</text:p>
          </text:index-title>
          <text:p text:style-name="P18"><text:a xlink:type="simple" xlink:href="#__RefHeading__210_725586611" text:style-name="Index_20_Link" text:visited-style-name="Index_20_Link">Utilisation<text:tab/>1</text:a></text:p>
          <text:p text:style-name="P18"><text:a xlink:type="simple" xlink:href="#__RefHeading__212_725586611" text:style-name="Index_20_Link" text:visited-style-name="Index_20_Link">Fonctionnalités du programme<text:tab/>3</text:a></text:p>
          <text:p text:style-name="P18"><text:a xlink:type="simple" xlink:href="#__RefHeading__214_725586611" text:style-name="Index_20_Link" text:visited-style-name="Index_20_Link">Choix d'implémentation<text:tab/>4</text:a></text:p>
          <text:p text:style-name="P18"><text:a xlink:type="simple" xlink:href="#__RefHeading__216_725586611" text:style-name="Index_20_Link" text:visited-style-name="Index_20_Link">Répartition du travail<text:tab/>4</text:a></text:p>
          <text:p text:style-name="P18"><text:a xlink:type="simple" xlink:href="#__RefHeading__218_725586611" text:style-name="Index_20_Link" text:visited-style-name="Index_20_Link">Démarche<text:tab/>4</text:a></text:p>
          <text:p text:style-name="P18"><text:a xlink:type="simple" xlink:href="#__RefHeading__420_2109789138" text:style-name="Index_20_Link" text:visited-style-name="Index_20_Link">Annexe<text:tab/>5</text:a></text:p>
          <text:p text:style-name="P19"><text:a xlink:type="simple" xlink:href="#__RefHeading__410_2109789138" text:style-name="Index_20_Link" text:visited-style-name="Index_20_Link">Pseudo-code de netanalyser<text:tab/>5</text:a></text:p>
        </text:index-body>
      </text:table-of-content>
      <text:p text:style-name="P14">/!\ PAS OUBLIER DE METTRE A JOUR LA TABLE DES MATIERES AVANT D'EXPORTER EN PDF /!\</text:p>
      <text:h text:style-name="P39" text:outline-level="1">Fonctionnalités du programme</text:h>
      <text:p text:style-name="P36"/>
      <text:p text:style-name="P30"><text:span text:style-name="T8">Fonction ping</text:span> :</text:p>
      <text:p text:style-name="P30"><text:span text:style-name="T31">- Envoi d'un message ICMP de type ECHO_REQUEST au domaine/adresse </text:span><text:span text:style-name="T32">(avec <text:s/>options éventuelles) </text:span><text:span text:style-name="T31">spécifié lors de l'exécution, afin de tester la disponibilité du destinataire.<text:line-break/>- Attente </text:span><text:span text:style-name="T33">en retour </text:span><text:span text:style-name="T31">du message ICMP de type ECHO_REPLY de la part du destinataire.</text:span></text:p>
      <text:p text:style-name="P30"><text:span text:style-name="T8">Fonction traceroute</text:span> :</text:p>
      <text:p text:style-name="P26"><text:span text:style-name="T21">- </text:span><text:span text:style-name="T20">Découverte de la route empruntée </text:span><text:span text:style-name="T22">(avec options éventuelles) </text:span><text:span text:style-name="T20">entre la machine locale et l'hôte distant </text:span><text:span text:style-name="T34">selon divers protocoles.</text:span></text:p>
      <text:p text:style-name="P37"><text:span text:style-name="T30">Fonction Reverse DNS</text:span><text:span text:style-name="T25"> :</text:span></text:p>
      <text:p text:style-name="P37"><text:span text:style-name="T27">- </text:span><text:span text:style-name="T28">permet la résolution d'un nom de domaine à partir de l'adresse IP passée en paramètre lors de l'exécution du programme, grâce au DNS </text:span><text:span text:style-name="T27">(</text:span><text:span text:style-name="T29">fonction « GetHostNameFromIP » localisée dans common.c</text:span><text:span text:style-name="T27">)</text:span></text:p>
      <text:h text:style-name="P39" text:outline-level="1"><text:soft-page-break/>Utilisation</text:h>
      <text:p text:style-name="P5"/>
      <text:p text:style-name="P10">Afin d'utiliser le programme, il suffit d<text:span text:style-name="T13">e renseigner</text:span> sur la ligne de commande :</text:p>
      <text:p text:style-name="P38"><text:span text:style-name="T35">$ </text:span>./netanalyser &lt;nom_de_domaine&gt;|&lt;adresse_ipv4&gt; <text:span text:style-name="T19">[OPTIONS]</text:span></text:p>
      <text:p text:style-name="P11"/>
      <text:p text:style-name="P33">Les options d'exécution <text:span text:style-name="T18">du programme principal (netanalyser) sont les options de ping ET de traceroute.</text:span></text:p>
      <text:p text:style-name="P24"><text:span text:style-name="T38">La seule option propre à netanalyser est l'activation du log, grâce à -l (ou –log).</text:span></text:p>
      <text:p text:style-name="P34"><text:span text:style-name="T10">Les lettres des options ont été reprises des programmes traceroute et ping originaux, afin de simplifier l'adaptation et l'utilisation. </text:span><text:span text:style-name="T11">Certaines options ont été ajoutées.</text:span></text:p>
      <text:p text:style-name="P31"/>
      <text:p text:style-name="P11"/>
      <text:p text:style-name="P11"/>
      <text:p text:style-name="P12"><text:span text:style-name="T8">Les options d'exécution (ping) sont</text:span> :</text:p>
      <text:p text:style-name="P12">-i|--frequency</text:p>
      <text:p text:style-name="P10">argument : int &gt;0</text:p>
      <text:p text:style-name="P21"><text:span text:style-name="T14">(intervalle de temps entre l'envoi de chaque sond</text:span><text:span text:style-name="T15">e)</text:span></text:p>
      <text:p text:style-name="P12"/>
      <text:p text:style-name="P12">-t|--ttl</text:p>
      <text:p text:style-name="P10">argument : int &gt;0</text:p>
      <text:p text:style-name="P12">(valeur du T<text:span text:style-name="T12">T</text:span>L de la sonde)</text:p>
      <text:p text:style-name="P12"/>
      <text:p text:style-name="P12">-W|--wait</text:p>
      <text:p text:style-name="P10">argument : int &gt;0</text:p>
      <text:p text:style-name="P22"><text:span text:style-name="T16">(temps d'attente maximal de réception d'une réponse)</text:span></text:p>
      <text:p text:style-name="P10"/>
      <text:p text:style-name="P12">-A|--<text:span text:style-name="T39">A</text:span>ttempts</text:p>
      <text:p text:style-name="P10">argument : int &gt;0</text:p>
      <text:p text:style-name="P12">(nombre de tentatives en cas d'erreur)</text:p>
      <text:p text:style-name="P12"/>
      <text:p text:style-name="P12">-d|--threshold</text:p>
      <text:p text:style-name="P10">argument : int &gt;0</text:p>
      <text:p text:style-name="P12">(<text:span text:style-name="T17">seuil de variation des délais en pourcentage)</text:span></text:p>
      <text:p text:style-name="P10"><text:soft-page-break/></text:p>
      <text:p text:style-name="P10"/>
      <text:p text:style-name="P15">Les options d'exécution <text:span text:style-name="T3">(traceroute) </text:span>sont<text:span text:style-name="T9"> :</text:span></text:p>
      <text:p text:style-name="P35"><text:span text:style-name="T36">-I | -U | -T</text:span> <text:line-break/>(protocole à utiliser pour l'envoi d'une sonde, <text:span text:style-name="T36">respectivement icmp, udp et tcp </text:span><text:span text:style-name="T37">- </text:span><text:span text:style-name="T36">seul le dernier est pris en compte</text:span>)</text:p>
      <text:p text:style-name="P5"/>
      <text:p text:style-name="P5">-m|--max<text:span text:style-name="T37">-</text:span>ttl </text:p>
      <text:p text:style-name="P5">argument : int &gt;0</text:p>
      <text:p text:style-name="P5">(valeur du TTL maximum de la sonde)</text:p>
      <text:p text:style-name="P5"/>
      <text:p text:style-name="P5">-<text:span text:style-name="T37">f</text:span>|--<text:span text:style-name="T37">first-</text:span>ttl </text:p>
      <text:p text:style-name="P5">argument : int &gt;0</text:p>
      <text:p text:style-name="P5">(valeur du TTL minimum de la sonde)</text:p>
      <text:p text:style-name="P5"/>
      <text:p text:style-name="P5">-h|--hops </text:p>
      <text:p text:style-name="P5">argument : int &gt;0</text:p>
      <text:p text:style-name="P5">(<text:span text:style-name="T1">augmentation du TTL entre chaque sauts</text:span>)</text:p>
      <text:p text:style-name="P5"/>
      <text:p text:style-name="P5">-r|--recv-time<text:span text:style-name="T38">r</text:span></text:p>
      <text:p text:style-name="P5">argument : int &gt;0</text:p>
      <text:p text:style-name="P5">(valeur du timeout lors de l'envoi d'une sonde)</text:p>
      <text:p text:style-name="P5"/>
      <text:p text:style-name="P5">-s|--send-time<text:span text:style-name="T38">r</text:span> </text:p>
      <text:p text:style-name="P5">argument : int &gt;0</text:p>
      <text:p text:style-name="P5">(valeur du timeout lors de la réception d<text:span text:style-name="T1">e données</text:span>)</text:p>
      <text:p text:style-name="P5"/>
      <text:p text:style-name="P5">-p|--port </text:p>
      <text:p text:style-name="P5">argument : int</text:p>
      <text:p text:style-name="P5">(numéro du port à utiliser par la sonde)</text:p>
      <text:p text:style-name="P5"/>
      <text:p text:style-name="P5">-a|--attempt<text:span text:style-name="T39">s</text:span> </text:p>
      <text:p text:style-name="P5">argument : int &gt;0</text:p>
      <text:p text:style-name="P5">(nombre de tentatives en cas d'erreur à chaque saut)</text:p>
      <text:h text:style-name="Heading_20_1" text:outline-level="1"><text:bookmark-start text:name="__RefHeading__214_725586611"/><text:soft-page-break/>Choix d'implémentation<text:bookmark-end text:name="__RefHeading__214_725586611"/></text:h>
      <text:p text:style-name="Text_20_body"/>
      <text:p text:style-name="P6"><text:span text:style-name="T8">Langage utilisé</text:span> : C</text:p>
      <text:p text:style-name="P6"/>
      <text:p text:style-name="P7"><text:span text:style-name="T8">Programmation modulaire</text:span> : traceroute et ping utilisent quelques fonctions communes, contenues dans common.c, mais fonctionnent indépendamment. </text:p>
      <text:p text:style-name="P7"/>
      <text:p text:style-name="P7">Il est possible de compiler traceroute ou ping pour s'en servir seuls :</text:p>
      <text:p text:style-name="P17">$ make main_traceroute &amp;&amp; ./traceroute &lt;domain&gt;</text:p>
      <text:p text:style-name="P17">$ make main_ping &amp;&amp; ./ping &lt;domain&gt;</text:p>
      <text:p text:style-name="P13">- mais également de compiler le programme netanalyser qui se sert des fonctions de traceroute et ping en même temps :</text:p>
      <text:p text:style-name="P17">$ make &amp;&amp; ./netanalyser &lt;domain&gt;</text:p>
      <text:p text:style-name="P8"/>
      <text:p text:style-name="P8">Par défaut, traceroute et ping utilisent le protocole ICMP.<text:line-break/><text:line-break/><text:span text:style-name="T5">L'adressage I</text:span><text:span text:style-name="T4">Pv6 n'est pas géré par l'application.</text:span></text:p>
      <text:h text:style-name="Heading_20_1" text:outline-level="1"/>
      <text:h text:style-name="Heading_20_1" text:outline-level="1"><text:bookmark-start text:name="__RefHeading__216_725586611"/>Répartition du travail<text:bookmark-end text:name="__RefHeading__216_725586611"/></text:h>
      <text:p text:style-name="P5">Les tâches ont été réparties comme suit :</text:p>
      <text:p text:style-name="P5"/>
      <text:p text:style-name="P5"><text:span text:style-name="T8">Valéry</text:span> : ping ICMP, rapport</text:p>
      <text:p text:style-name="P5"/>
      <text:p text:style-name="P5"><text:span text:style-name="T8">Timothée</text:span> : traceroute ICMP&amp;UDP, Reverse DNS, rapport, <text:span text:style-name="T23">makefile</text:span></text:p>
      <text:p text:style-name="P5"/>
      <text:p text:style-name="Text_20_body"><text:span text:style-name="T30">Thomas</text:span><text:span text:style-name="T25"> : traceroute TCP, rapport, ping UDP&amp;TCP</text:span></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h text:style-name="Heading_20_1" text:outline-level="1"><text:bookmark-start text:name="__RefHeading__218_725586611"/><text:soft-page-break/>Démarche<text:bookmark-end text:name="__RefHeading__218_725586611"/></text:h>
      <text:p text:style-name="P5"><text:span text:style-name="T8">Timothée</text:span> :</text:p>
      <text:p text:style-name="P28"><text:span text:style-name="T23">Travail effectué en groupe dans les salles de TP à l'UFR, afin de pouvoir s'organiser ou s'entraider. Beaucoup de développement à la <text:s/>maison également.</text:span></text:p>
      <text:p text:style-name="P28"><text:span text:style-name="T23">Difficultés rencontrées :</text:span></text:p>
      <text:p text:style-name="P28"><text:span text:style-name="T23">- Comprendre le poids de chaque fonction ou paramètre dans le fonctionnement global du programme à développer (cad : m'y retrouver dans la multitude de fonctions à disposition, et dans les innombrables options possibles à fournir à celles-ci)</text:span></text:p>
      <text:p text:style-name="P28"><text:span text:style-name="T23">- Assimiler le principe d'envoi et de réception (ouverture de sockets, formation de paquets, réception et traitement des données reçues, fermeture des sockets, </text:span><text:span text:style-name="T24">différence selon les protocoles utilisés</text:span><text:span text:style-name="T23">...)</text:span></text:p>
      <text:p text:style-name="P5"/>
      <text:p text:style-name="P5"><text:span text:style-name="T8">Thomas</text:span> :</text:p>
      <text:p text:style-name="P5"/>
      <text:p text:style-name="P29"><text:span text:style-name="T8">Valéry</text:span> : <text:line-break/>Le travail a été effectué lors de « sessions communes » du groupe <text:span text:style-name="T6">projet </text:span>à l'UFR de Mathématique-Informatique <text:span text:style-name="T6">pour plus de facilité de collaboration</text:span>.<text:line-break/><text:span text:style-name="T2">Une partie du travail a également été réalisée à domicile.</text:span></text:p>
      <text:p text:style-name="P32"><text:line-break/>Difficultés rencontrées :</text:p>
      <text:p text:style-name="P27">- <text:span text:style-name="T6">développement réseau : étant de profil développeur d'applications, j'ai dû me « mettre dans le bain » (lire les fonctionnements, documentations, etc. ) pour pouvoir avancer<text:line-break/><text:line-break/>- développement en C : le C a été retenu du fait d'une plus grande facilité de la mise en œuvre de l'application sur Linux, des environnements système de mes collègues et de l'UFR. N'ayant jamais travaillé avec le langage C auparavant dans mon parcours étudiant, je fus en grande difficulté mais j'ai pu poser les questions à mes collaborateurs en cas de problème bloquant<text:line-break/></text:span></text:p>
      <text:p text:style-name="P27">- <text:span text:style-name="T7">Git : n'ayant utilisé auparavant que des logiciels de gestion de versions tel que Tortoise SVN, bien que les fonctionnements restent les mêmes, j'ai dû apprendre et m'habituer aux commandes git</text:span></text:p>
      <text:p text:style-name="P27"><text:span text:style-name="T7"/></text:p>
      <text:p text:style-name="P27"><text:span text:style-name="T7"/></text:p>
      <text:h text:style-name="Heading_20_1" text:outline-level="1"><text:bookmark-start text:name="__RefHeading__420_2109789138"/><text:soft-page-break/>Annexe<text:bookmark-end text:name="__RefHeading__420_2109789138"/></text:h>
      <text:p text:style-name="P16">Rajouter Sources <text:span text:style-name="T7">en bas du pseudo-code netanalyser</text:span>?</text:p>
      <text:h text:style-name="Heading_20_2" text:outline-level="2"><text:bookmark-start text:name="__RefHeading__410_2109789138"/>Pseudo-code de netanalyser<text:bookmark-end text:name="__RefHeading__410_2109789138"/></text:h>
      <text:p text:style-name="P9"/>
      <text:p text:style-name="P9"><text:s/>* cur_ttl := 30</text:p>
      <text:p text:style-name="P9"><text:s/>* N := 5</text:p>
      <text:p text:style-name="P9"><text:s/>* </text:p>
      <text:p text:style-name="P9"><text:s/>* if HostIsJoinable ( TTL:=64 )</text:p>
      <text:p text:style-name="P9"><text:s/>* <text:s/><text:tab/>begin loop</text:p>
      <text:p text:style-name="P9"><text:s/>* <text:s/><text:tab/><text:tab/>best_ttl := traceroute ( TTL:=cur_ttl )</text:p>
      <text:p text:style-name="P9"><text:s/>* <text:s/><text:tab/><text:tab/>if destination reached</text:p>
      <text:p text:style-name="P9"><text:s/>* <text:s/><text:tab/><text:tab/><text:tab/>while ping ( TTL:=best_ttl ) ;</text:p>
      <text:p text:style-name="P9"><text:s/>* <text:s/><text:tab/><text:tab/><text:tab/>case changed delay</text:p>
      <text:p text:style-name="P9"><text:s/>* <text:s/><text:tab/><text:tab/><text:tab/><text:tab/>continue loop</text:p>
      <text:p text:style-name="P9"><text:s/>* <text:s/><text:tab/><text:tab/><text:tab/>case packet loss</text:p>
      <text:p text:style-name="P9"><text:s/>* <text:s/><text:tab/><text:tab/><text:tab/><text:tab/>for N attempts</text:p>
      <text:p text:style-name="P9"><text:s/>* <text:s/><text:tab/><text:tab/><text:tab/><text:tab/><text:tab/>best_ttl++</text:p>
      <text:p text:style-name="P9"><text:s/>* <text:s/><text:tab/><text:tab/><text:tab/><text:tab/><text:tab/>if ping ( TTL:=best_ttl )</text:p>
      <text:p text:style-name="P9"><text:s/>* <text:s/><text:tab/><text:tab/><text:tab/><text:tab/><text:tab/><text:tab/>cur_ttl := best_ttl</text:p>
      <text:p text:style-name="P9"><text:s/>* <text:s/><text:tab/><text:tab/><text:tab/><text:tab/><text:tab/><text:tab/>continue loop</text:p>
      <text:p text:style-name="P9"><text:s/>* <text:tab/><text:tab/><text:tab/><text:tab/><text:tab/>end if</text:p>
      <text:p text:style-name="P9"><text:s/>* <text:s/><text:tab/><text:tab/><text:tab/><text:tab/>end for</text:p>
      <text:p text:style-name="P9"><text:s/>* <text:s/><text:tab/><text:tab/><text:tab/><text:tab/>print info and exit</text:p>
      <text:p text:style-name="P9"><text:s/>* <text:tab/><text:tab/><text:tab/>end case</text:p>
      <text:p text:style-name="P9"><text:s/>* <text:s/><text:tab/><text:tab/>else</text:p>
      <text:p text:style-name="P9"><text:s/>* <text:s/><text:tab/><text:tab/><text:tab/>if HostIsJoinable ( TTL:=64 )</text:p>
      <text:p text:style-name="P9"><text:s/>* <text:s/><text:tab/><text:tab/><text:tab/><text:tab/>print protocol problem</text:p>
      <text:p text:style-name="P9"><text:s/>* <text:s/><text:tab/><text:tab/><text:tab/>end if</text:p>
      <text:p text:style-name="P9"><text:s/>* <text:s/><text:tab/><text:tab/><text:tab/>print info and exit</text:p>
      <text:p text:style-name="P9"><text:s/>* <text:s/><text:tab/><text:tab/>end if</text:p>
      <text:p text:style-name="P9"><text:s/>* <text:tab/>end loop</text:p>
      <text:p text:style-name="P9"><text:s/>* else</text:p>
      <text:p text:style-name="P9"><text:s/>* <text:s/><text:tab/>print info and exit</text:p>
      <text:p text:style-name="P9"><text:s/>* end 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3-12-18T15:57:55</meta:creation-date>
    <dc:date>2013-12-20T14:43:33</dc:date>
    <meta:editing-duration>PT4H38M23S</meta:editing-duration>
    <meta:editing-cycles>61</meta:editing-cycles>
    <meta:generator>LibreOffice/4.0.2.2$Linux_X86_64 LibreOffice_project/400m0$Build-2</meta:generator>
    <meta:document-statistic meta:table-count="0" meta:image-count="0" meta:object-count="0" meta:page-count="6" meta:paragraph-count="128" meta:word-count="941" meta:character-count="5788" meta:non-whitespace-character-count="4830"/>
  </office:meta>
</office:document-meta>
</file>